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8"/>
    <style:style style:name="P9" style:family="paragraph" style:parent-style-name="Text_20_body" style:list-style-name="L8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ff00cc"/>
    </style:style>
    <style:style style:name="T5" style:family="text">
      <style:text-properties fo:color="#ff00cc" fo:language="en" fo:country="US"/>
    </style:style>
    <style:style style:name="T6" style:family="text">
      <style:text-properties fo:language="ru" fo:country="RU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Комплекс ПО для ПЛК на базе <text:span text:style-name="Default_20_Paragraph_20_Font"><text:span text:style-name="T1">Open</text:span></text:span> <text:span text:style-name="Default_20_Paragraph_20_Font"><text:span text:style-name="T1">PLC</text:span></text:span>.</text:h>
      <text:p text:style-name="P1">Версия 1.0.</text:p>
      <text:p text:style-name="P2">Техническое задание.</text:p>
      <text:p text:style-name="P2"/>
      <text:h text:style-name="Heading_20_3" text:outline-level="3">О версиях документа</text:h>
      <text:p text:style-name="Text_20_body">Отслеживание всех изменений данного документа (как внесённых сотрудниками <text:span text:style-name="Default_20_Paragraph_20_Font"><text:span text:style-name="T1">Kauri</text:span></text:span>, так и третьими лицами) <text:s/>ведётся при помощи СКВ <text:span text:style-name="Default_20_Paragraph_20_Font"><text:span text:style-name="T1">Git</text:span></text:span>. Для более полного использования возможностей СКВ рекомендуется использовать формат сохранения .<text:span text:style-name="Default_20_Paragraph_20_Font"><text:span text:style-name="T1">fodt</text:span></text:span>. Кроме того, часть предложенных возможностей по разным причинам не войдёт в ближайшую версию продукта. Они могут быть исключены совсем, или перенесены в дорожную карту.</text:p>
      <text:h text:style-name="Heading_20_2" text:outline-level="2">Назначение продукта</text:h>
      <text:p text:style-name="Text_20_body">Продукт должен обеспечивать среды для разработки программ на языках <text:span text:style-name="Default_20_Paragraph_20_Font"><text:span text:style-name="T2">МЭК 61131-3 </text:span></text:span>( возможно не все они будут поддержаны в ближайшей версии) и их исполнения на создаваемых в рамках проекта ПЛК.</text:p>
      <text:h text:style-name="Heading_20_2" text:outline-level="2">Состав продукта</text:h>
      <text:p text:style-name="Text_20_body">Функционально продукт состоит из <text:s/>следующих компонентов(<text:span text:style-name="Default_20_Paragraph_20_Font"><text:span text:style-name="T3">Здесь картинка</text:span></text:span>):</text:p>
      <text:list xml:id="list4754685364859112003" text:style-name="L1">
        <text:list-item>
          <text:p text:style-name="P4">Среда разработки. Графическая оболочка, включающая редактор языков <text:line-break/><text:span text:style-name="Default_20_Paragraph_20_Font"><text:span text:style-name="T2">МЭК 61131-3</text:span></text:span>, управления сборкой и жизненным циклом проекта. Для работы требует значительных ресурсов и операционной системы с графическим оконным интерфейсом. Её реализация определяет все в принципе доступные функциональные блоки.</text:p>
        </text:list-item>
        <text:list-item>
          <text:p text:style-name="P4">Модули поддержки конкретных сочетаний контроллеров и средств исполнения(<text:span text:style-name="Default_20_Paragraph_20_Font"><text:span text:style-name="T1">BSP</text:span></text:span>). Загружается в среду разработки и является её частью. Состоит из специфических средств компиляции, сборки, отладки и библиотек как для целевого контроллера, так и для эмуляции. Определяет, какие из доступных в среде выполнения функциональных блоков доступны для данного сочетания. В ближайшей версии планируется разработка одного <text:span text:style-name="Default_20_Paragraph_20_Font"><text:span text:style-name="T1">BSP</text:span></text:span>.</text:p>
        </text:list-item>
        <text:list-item>
          <text:p text:style-name="P4">Среда исполнения. Специальное заранее программируемое ПО целевого контроллера, обеспечивающее загрузку собранной программы, её запуск, доступ к периферии и другим возможностям. В ближайшей версии планируется разработка одной такой среды.</text:p>
        </text:list-item>
        <text:list-item>
          <text:p text:style-name="P4">Средство контроля. Используется для управления парком контроллеров, возможно разных. Может сохранять для длительного хранения информацию о событиях и состояниях контроллеров и выполняемых программ. Может оповещать о заранее заданных событиях по <text:span text:style-name="Default_20_Paragraph_20_Font"><text:span text:style-name="T1">SMS</text:span></text:span>/<text:span text:style-name="Default_20_Paragraph_20_Font"><text:span text:style-name="T1">E</text:span></text:span>-<text:span text:style-name="Default_20_Paragraph_20_Font"><text:span text:style-name="T1">Mail</text:span></text:span>/<text:span text:style-name="Default_20_Paragraph_20_Font"><text:span text:style-name="T1">Telegram</text:span></text:span>/… Для работы требует значительных ресурсов. Возможно развёртывание в облаке с <text:span text:style-name="Default_20_Paragraph_20_Font"><text:span text:style-name="T1">web</text:span></text:span>/<text:span text:style-name="Default_20_Paragraph_20_Font"><text:span text:style-name="T1">mobile</text:span></text:span> <text:span text:style-name="Default_20_Paragraph_20_Font"><text:span text:style-name="T1">app</text:span></text:span> в качестве интерфейса.</text:p>
        </text:list-item>
      </text:list>
      <text:h text:style-name="Heading_20_2" text:outline-level="2"><text:soft-page-break/>Требования к среде разработки</text:h>
      <text:list xml:id="list2005459053185362471" text:style-name="L2">
        <text:list-item>
          <text:p text:style-name="P5">Выбор типа контроллера и способа взаимодействия с ним(<text:span text:style-name="Default_20_Paragraph_20_Font"><text:span text:style-name="T1">TCP</text:span></text:span>, <text:span text:style-name="Default_20_Paragraph_20_Font"><text:span text:style-name="T1">Serial</text:span></text:span>…)</text:p>
        </text:list-item>
        <text:list-item>
          <text:p text:style-name="P5">В зависимости от выбранного контроллера предоставлять доступ к соответствующей конфигурации.</text:p>
        </text:list-item>
        <text:list-item>
          <text:p text:style-name="P5">Создавать, сохранять и загружать проекты на поддерживаемых языках <text:span text:style-name="Default_20_Paragraph_20_Font"><text:span text:style-name="T2">МЭК 61131-3</text:span></text:span>.</text:p>
        </text:list-item>
        <text:list-item>
          <text:p text:style-name="P5">Осуществлять трансляцию содержащихся в проектах программ в корректно исполняющийся код в формате требуемом для его выполнения в исполнительной среде ( с учётом ограничений купленной лицензии ).</text:p>
        </text:list-item>
        <text:list-item>
          <text:p text:style-name="P5">Предоставлять эмуляцию исполнения программы без контроллера с возможностью отладки.</text:p>
        </text:list-item>
        <text:list-item>
          <text:p text:style-name="P5">Осуществлять загрузку программы на контроллер, и отладку её в тех конфигурациях, где она поддерживается.</text:p>
        </text:list-item>
        <text:list-item>
          <text:p text:style-name="P5">Доступ к информации о синтаксических, логических, аппаратных ошибках и событиях, необходимых для написания и отладки программ.</text:p>
        </text:list-item>
        <text:list-item>
          <text:p text:style-name="P5">Индикацию оценки использования доступной памяти устройства программой</text:p>
        </text:list-item>
      </text:list>
      <text:h text:style-name="Heading_20_2" text:outline-level="2">Требования к встроенной среде исполнения</text:h>
      <text:list xml:id="list2192196615649447796" text:style-name="L3">
        <text:list-item>
          <text:p text:style-name="P6">Загрузка кода с использованием доступных средств связи. Должны иметься средства загрузки без использования среды разработки. Осуществление контроля совместимости загружаемого кода с версией прошивки и контроллера с уведомлением пользователя.</text:p>
        </text:list-item>
        <text:list-item>
          <text:p text:style-name="P6">Полное стирание(обнуление) прошивки.</text:p>
        </text:list-item>
        <text:list-item>
          <text:p text:style-name="P6">Светоцветовая индикация состояний работа/загрузка/простой/авария.</text:p>
        </text:list-item>
        <text:list-item>
          <text:p text:style-name="P6">Предоставление по доступным средствам связи информации о версии и аппаратной конфигурации.</text:p>
        </text:list-item>
        <text:list-item>
          <text:p text:style-name="P6">Запуск, остановка, перезагрузка, установка параметров средствами внешнего управления.</text:p>
        </text:list-item>
        <text:list-item>
          <text:p text:style-name="P6">Доступ к мониторинговой информации и состоянии исполнения с использованием доступных средств связи.</text:p>
        </text:list-item>
        <text:list-item>
          <text:p text:style-name="P6">Возможность удалённой перепрошивки самой среды исполнения.</text:p>
        </text:list-item>
        <text:list-item>
          <text:p text:style-name="P6">Оповещение об авариях и других отказах в работе. Ведение лога? <text:span text:style-name="T4">(можно добавить возможность сохранения логов во </text:span><text:span text:style-name="Default_20_Paragraph_20_Font"><text:span text:style-name="T5">flash</text:span></text:span><text:span text:style-name="T4"> памяти (лучше добавить для этого отдельный </text:span><text:span text:style-name="Default_20_Paragraph_20_Font"><text:span text:style-name="T5">eeprom</text:span></text:span><text:span text:style-name="T4"> или предусмотреть разъём для </text:span><text:span text:style-name="Default_20_Paragraph_20_Font"><text:span text:style-name="T5">sd</text:span></text:span><text:span text:style-name="T4"> карт) с </text:span><text:span text:style-name="Default_20_Paragraph_20_Font"><text:span text:style-name="T5">modbus</text:span></text:span><text:span text:style-name="T4"> эндпоинтами для получения сообщений и реализовать отдельное окно в редакторе для получения логов устройства)</text:span></text:p>
        </text:list-item>
        <text:list-item>
          <text:p text:style-name="P6">Отладка на тех контроллерах, где она доступна.</text:p>
        </text:list-item>
        <text:list-item>
          <text:p text:style-name="P6"><text:soft-page-break/>Загрузка нескольких программ и переключение между ними? <text:span text:style-name="T4">(можно сделать, но опять же для этого нужна по-хорошему отдельная </text:span><text:span text:style-name="Default_20_Paragraph_20_Font"><text:span text:style-name="T5">eeprom</text:span></text:span><text:span text:style-name="T4">, но не уверен, где это может применяться с учётом того, кроме более быстрого тестирования)</text:span></text:p>
        </text:list-item>
      </text:list>
      <text:h text:style-name="Heading_20_2" text:outline-level="2">Требования к средству контроля</text:h>
      <text:p text:style-name="Text_20_body">Хотя, в случае реализации протокола <text:span text:style-name="Default_20_Paragraph_20_Font"><text:span text:style-name="T1">OPC</text:span></text:span>-<text:span text:style-name="Default_20_Paragraph_20_Font"><text:span text:style-name="T1">UA</text:span></text:span>, в качестве средства контроля может использоваться почти любая современная система <text:span text:style-name="Default_20_Paragraph_20_Font"><text:span text:style-name="T1">SCADA</text:span></text:span>, а при реализации <text:span text:style-name="Default_20_Paragraph_20_Font"><text:span text:style-name="T1">SNMP</text:span></text:span> можно использовать системы подобные <text:span text:style-name="Default_20_Paragraph_20_Font"><text:span text:style-name="T1">Zabbix</text:span></text:span>, имеется необходимый минимум возможностей, которые должны быть реализованы в составе продукта. Вопрос о необходимости такого средства отдельно от среды разработки на данный момент открыт.</text:p>
      <text:list xml:id="list4756920317846872116" text:style-name="L4">
        <text:list-item>
          <text:p text:style-name="P7">Статическая информация о каждом отслеживаемом контроллере и исполняющейся на нём программе.</text:p>
        </text:list-item>
        <text:list-item>
          <text:p text:style-name="P7">Отображение логов, ошибок, предупреждений.</text:p>
        </text:list-item>
        <text:list-item>
          <text:p text:style-name="P7">Состояние устройств ( работа/загрузка/простой/авария ).</text:p>
        </text:list-item>
        <text:list-item>
          <text:p text:style-name="P7">Выполнение сценариев по управлению?</text:p>
        </text:list-item>
        <text:list-item>
          <text:p text:style-name="P7">Отображение к доступным регистрам состояния контролируемых устройств.</text:p>
        </text:list-item>
      </text:list>
      <text:p text:style-name="Text_20_body">Понятно, что крайне желательным было бы построение полноценной <text:span text:style-name="Default_20_Paragraph_20_Font"><text:span text:style-name="T1">SCADA</text:span></text:span> системы с возможностью настраиваемого пользователем графического представления состояния системы, сценариями оркестрации, оповещения и мобильным приложением. Также понятно, что самостоятельная разработка такой системы потребует очень серьёзных инвестиций. Тем не менее, стоит подумать какие ещё из функций таких систем по соотношению ценность/цена стоит хотя бы обсудить.</text:p>
      <text:h text:style-name="Heading_20_2" text:outline-level="2">Связь с внешними системами</text:h>
      <text:p text:style-name="Text_20_body">(<text:span text:style-name="Default_20_Paragraph_20_Font"><text:span text:style-name="T3">Здесь картинка</text:span></text:span>)</text:p>
      <text:h text:style-name="Heading_20_2" text:outline-level="2"><text:span text:style-name="T6">Функциональные</text:span> блоки</text:h>
      <text:p text:style-name="Text_20_body">Возможности по созданию и исполнению программ определяются как её размером так и доступными функциональными блоками(ФБ). В среде исполнения должны быть доступны следующие ФБ:</text:p>
      <text:list xml:id="list3054672423432683030" text:style-name="L8">
        <text:list-item>
          <text:p text:style-name="P8">Поддержка встроенных в <text:span text:style-name="T1">OpenPLC Editor </text:span><text:span text:style-name="T6">функциональных блоков:</text:span></text:p>
          <text:list>
            <text:list-item>
              <text:p text:style-name="P8"><text:span text:style-name="T6"><text:s/>Различные таймеры, триггеры, семафор, защёлки (</text:span><text:span text:style-name="Default_20_Paragraph_20_Font"><text:span text:style-name="T1">latches</text:span></text:span><text:span text:style-name="T6">) для совместного доступа к ресурсу</text:span></text:p>
            </text:list-item>
            <text:list-item>
              <text:p text:style-name="P8"><text:span text:style-name="T6">Часы реального времени, блоки интегрирования, дифференцирования, гистерезиса, ПИД регулятор.</text:span></text:p>
            </text:list-item>
            <text:list-item>
              <text:p text:style-name="P8"><text:span text:style-name="T6">Блоки для преобразования одних типов переменных в другие.</text:span></text:p>
            </text:list-item>
            <text:list-item>
              <text:p text:style-name="P8"><text:span text:style-name="T6">Блоки сравнения значений переменных, типы которых позволяют это (операции: равенство, неравенство, строгое и не строгое сравнение больше или меньше).</text:span></text:p>
            </text:list-item>
            <text:list-item>
              <text:p text:style-name="P8"><text:span text:style-name="T6">Блоки для вычисления операций над числами</text:span></text:p>
              <text:list>
                <text:list-item>
                  <text:p text:style-name="P8"><text:soft-page-break/><text:span text:style-name="T6">Унарные операции</text:span></text:p>
                  <text:list>
                    <text:list-item>
                      <text:p text:style-name="P8"><text:span text:style-name="T6">Взятие по модулю</text:span></text:p>
                    </text:list-item>
                    <text:list-item>
                      <text:p text:style-name="P8"><text:span text:style-name="T6">Извлечение корня</text:span></text:p>
                    </text:list-item>
                    <text:list-item>
                      <text:p text:style-name="P8"><text:span text:style-name="T6">Вычисление натурального логарифма, десятичного логарифма и экспоненты</text:span></text:p>
                    </text:list-item>
                    <text:list-item>
                      <text:p text:style-name="P8"><text:span text:style-name="T6">Вычисление тригонометрических функций (синус, косинус, тангенс, арксинус, арккосинус, арктангенс)</text:span></text:p>
                    </text:list-item>
                  </text:list>
                </text:list-item>
                <text:list-item>
                  <text:p text:style-name="P8"><text:span text:style-name="T6">Бинарные операции</text:span></text:p>
                  <text:list>
                    <text:list-item>
                      <text:p text:style-name="P8"><text:span text:style-name="T6">Сложение</text:span></text:p>
                    </text:list-item>
                    <text:list-item>
                      <text:p text:style-name="P8"><text:span text:style-name="T6">Вычитание</text:span></text:p>
                    </text:list-item>
                    <text:list-item>
                      <text:p text:style-name="P8"><text:span text:style-name="T6">Умножение</text:span></text:p>
                    </text:list-item>
                    <text:list-item>
                      <text:p text:style-name="P8"><text:span text:style-name="T6">Деление</text:span></text:p>
                    </text:list-item>
                    <text:list-item>
                      <text:p text:style-name="P8"><text:span text:style-name="T6">Возведение в степень</text:span></text:p>
                    </text:list-item>
                    <text:list-item>
                      <text:p text:style-name="P8"><text:span text:style-name="T6">Вычисление остатка от деления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Блоки для вычисления операций над бинарными типами</text:span></text:p>
              <text:list>
                <text:list-item>
                  <text:p text:style-name="P8"><text:span text:style-name="T6">Унарные операции</text:span></text:p>
                  <text:list>
                    <text:list-item>
                      <text:p text:style-name="P8"><text:span text:style-name="T6">Сдвиги влево, вправо</text:span></text:p>
                    </text:list-item>
                    <text:list-item>
                      <text:p text:style-name="P8"><text:span text:style-name="T6">Повороты влево, вправо</text:span></text:p>
                    </text:list-item>
                  </text:list>
                </text:list-item>
                <text:list-item>
                  <text:p text:style-name="P8"><text:span text:style-name="T6">Бинарные операции</text:span></text:p>
                  <text:list>
                    <text:list-item>
                      <text:p text:style-name="P8"><text:span text:style-name="T6">Логическое или</text:span></text:p>
                    </text:list-item>
                    <text:list-item>
                      <text:p text:style-name="P8"><text:span text:style-name="T6">Логическое и</text:span></text:p>
                    </text:list-item>
                    <text:list-item>
                      <text:p text:style-name="P8"><text:span text:style-name="T6">Отрицание</text:span></text:p>
                    </text:list-item>
                    <text:list-item>
                      <text:p text:style-name="P8"><text:span text:style-name="T6">Исключающее или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Блоки для работы с временными типами</text:span></text:p>
              <text:list>
                <text:list-item>
                  <text:p text:style-name="P8"><text:span text:style-name="T6">Сложение двух временных типов</text:span></text:p>
                </text:list-item>
                <text:list-item>
                  <text:p text:style-name="P8"><text:span text:style-name="T6">Вычитание двух временных типов</text:span></text:p>
                </text:list-item>
                <text:list-item>
                  <text:p text:style-name="P8"><text:span text:style-name="T6">Умножение временного типа на число</text:span></text:p>
                </text:list-item>
                <text:list-item>
                  <text:p text:style-name="P8"><text:span text:style-name="T6">Деление временного типа на число</text:span></text:p>
                </text:list-item>
              </text:list>
            </text:list-item>
            <text:list-item>
              <text:p text:style-name="P8"><text:span text:style-name="T6">Блоки для работы со строками</text:span></text:p>
              <text:list>
                <text:list-item>
                  <text:p text:style-name="P8"><text:span text:style-name="T6">Вычисление длины</text:span></text:p>
                </text:list-item>
                <text:list-item>
                  <text:p text:style-name="P8"><text:span text:style-name="T6">Конкатенация строк</text:span></text:p>
                </text:list-item>
                <text:list-item>
                  <text:p text:style-name="P8"><text:span text:style-name="T6">Вставка подстроки</text:span></text:p>
                </text:list-item>
                <text:list-item>
                  <text:p text:style-name="P8"><text:soft-page-break/><text:span text:style-name="T6">Удаление подстроки</text:span></text:p>
                </text:list-item>
                <text:list-item>
                  <text:p text:style-name="P8"><text:span text:style-name="T6">Поиск подстроки</text:span></text:p>
                </text:list-item>
                <text:list-item>
                  <text:p text:style-name="P8"><text:span text:style-name="T6">Замена подстроки</text:span></text:p>
                </text:list-item>
              </text:list>
            </text:list-item>
          </text:list>
        </text:list-item>
        <text:list-item>
          <text:p text:style-name="P8"><text:span text:style-name="T6">Функциональные блоки для работы с периферией и протоколами</text:span></text:p>
        </text:list-item>
        <text:list-item>
          <text:p text:style-name="P8"><text:span text:style-name="T6">Блоки для работы с ШИМ контроллером с установкой частоты работы, скважности</text:span></text:p>
          <text:list>
            <text:list-item>
              <text:p text:style-name="P8"><text:span text:style-name="T6">Блоки для работы с </text:span><text:span text:style-name="T1">CAN </text:span><text:span text:style-name="T6">интерфейсом</text:span></text:p>
              <text:list>
                <text:list-item>
                  <text:p text:style-name="P9">Конфигурация интерфейса со сменой скорости передачи, управлением терминальными резисторами</text:p>
                </text:list-item>
                <text:list-item>
                  <text:p text:style-name="P9">Передача кадра данных в базовом или расширенном формате</text:p>
                </text:list-item>
                <text:list-item>
                  <text:p text:style-name="P9">Передача кадра удаленного запроса</text:p>
                </text:list-item>
              </text:list>
            </text:list-item>
            <text:list-item>
              <text:p text:style-name="P9">Блоки для работы с <text:span text:style-name="T1">RS-485 </text:span>интерфейсом</text:p>
              <text:list>
                <text:list-item>
                  <text:p text:style-name="P9">Конфигурация интерфейса со сменой скорости передачи, управлением терминальными резисторами</text:p>
                </text:list-item>
                <text:list-item>
                  <text:p text:style-name="P9">Отправка данных по интерфейсу</text:p>
                </text:list-item>
                <text:list-item>
                  <text:p text:style-name="P9">Получение данных</text:p>
                </text:list-item>
              </text:list>
            </text:list-item>
            <text:list-item>
              <text:p text:style-name="P9">Блоки для работы с протоколами <text:span text:style-name="T1">Modbus RTU </text:span>и <text:span text:style-name="T1">Modbus TCP </text:span>в режиме <text:span text:style-name="T1">master</text:span></text:p>
              <text:list>
                <text:list-item>
                  <text:p text:style-name="P9">Подключение к удаленному устройству с настройкой порта ввода-вывода <text:span text:style-name="T1">(RTU) </text:span>или с конфигурацией параметров сервера (<text:span text:style-name="T1">TCP</text:span>)</text:p>
                </text:list-item>
                <text:list-item>
                  <text:p text:style-name="P9">Отключение от устройства</text:p>
                </text:list-item>
                <text:list-item>
                  <text:p text:style-name="P9">Поддержка основных функциональных кодов (чтение значений дискретных параметров, чтение данных регистров, записи нового значения дискретных данных или регистров)</text:p>
                </text:list-item>
              </text:list>
            </text:list-item>
            <text:list-item>
              <text:p text:style-name="P9">Блоки для работы с протоколом <text:span text:style-name="T1">MQTT </text:span>в режиме <text:span text:style-name="T1">client</text:span></text:p>
              <text:list>
                <text:list-item>
                  <text:p text:style-name="P9">Подключение к брокеру без использования криптографической защиты (подключение может осуществляться с использованием данных пользователя (логина и пароля) или без них)</text:p>
                </text:list-item>
                <text:list-item>
                  <text:p text:style-name="P9">Подписка и отписка от заданного топика</text:p>
                </text:list-item>
                <text:list-item>
                  <text:p text:style-name="P9">Получение последнего сообщения заданному топика, отправленного устройству</text:p>
                </text:list-item>
                <text:list-item>
                  <text:p text:style-name="P9">Отправка сообщения <text:s/>в заданный топик</text:p>
                </text:list-item>
              </text:list>
            </text:list-item>
            <text:list-item>
              <text:p text:style-name="P9">Блоки для работы с протоколом <text:span text:style-name="T1">SNMPv2c </text:span>в режиме <text:span text:style-name="T1">client (agent)</text:span></text:p>
              <text:list>
                <text:list-item>
                  <text:p text:style-name="P9">Запуск клиента с конфигурацией прослушиваемого порта</text:p>
                </text:list-item>
                <text:list-item>
                  <text:p text:style-name="P9">Отключение клиента</text:p>
                </text:list-item>
                <text:list-item>
                  <text:p text:style-name="P9"><text:soft-page-break/>Поддержка механизма ловушек (протокольные единицы: <text:span text:style-name="T1">TRAP, INFORM</text:span>)</text:p>
                </text:list-item>
                <text:list-item>
                  <text:p text:style-name="P9">Добавление или удаление записей в <text:span text:style-name="T1">MIB</text:span></text:p>
                </text:list-item>
                <text:list-item>
                  <text:p text:style-name="P8"><text:span text:style-name="T6">Поддержка других протокольных единиц </text:span><text:span text:style-name="T1">(GET, GETNEXT, GETBULK, SET)</text:span></text:p>
                </text:list-item>
              </text:list>
            </text:list-item>
            <text:list-item>
              <text:p text:style-name="P9">Блоки для работы с протоколом <text:span text:style-name="T1">OPC UA </text:span>в режиме <text:span text:style-name="T1">server</text:span></text:p>
              <text:list>
                <text:list-item>
                  <text:p text:style-name="P9">Запуск сервера с конфигурацией прослушиваемого порта и адресного пространства</text:p>
                </text:list-item>
                <text:list-item>
                  <text:p text:style-name="P9">Отключение сервера</text:p>
                </text:list-item>
                <text:list-item>
                  <text:p text:style-name="P9">Создание объектов и добавление к ним переменных</text:p>
                </text:list-item>
              </text:list>
            </text:list-item>
          </text:list>
        </text:list-item>
      </text:list>
      <text:h text:style-name="Heading_20_2" text:outline-level="2">Типичные сценарии использования</text:h>
      <text:p text:style-name="Text_20_body">Сценарии использования отражены в папке<text:span text:style-name="Default_20_Paragraph_20_Font"><text:span text:style-name="T1"> </text:span></text:span><text:span text:style-name="Default_20_Paragraph_20_Font"><text:span text:style-name="T1">using</text:span></text:span>_<text:span text:style-name="Default_20_Paragraph_20_Font"><text:span text:style-name="T1">scenarios</text:span>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Daniil</meta:initial-creator>
    <dc:creator>Daniil Sukhikh</dc:creator>
    <meta:creation-date>2024-07-11T16:39:00Z</meta:creation-date>
    <dc:date>2024-07-16T15:28:03.37</dc:date>
    <meta:editing-cycles>8</meta:editing-cycles>
    <meta:editing-duration>PT2H35M5S</meta:editing-duration>
    <meta:document-statistic meta:table-count="0" meta:image-count="0" meta:object-count="0" meta:page-count="6" meta:paragraph-count="115" meta:word-count="1203" meta:character-count="9230"/>
    <meta:template xlink:type="simple" xlink:actuate="onRequest" xlink:title="" xlink:href="Normal.dotm"/>
  </office:meta>
</office:document-meta>
</file>